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5000000FD781C0D8134569015.jpg" manifest:media-type="image/jpeg"/>
  <manifest:file-entry manifest:full-path="Pictures/100000000000025B0000018AFBB48F0E9E4A45D2.jpg" manifest:media-type="image/jpeg"/>
  <manifest:file-entry manifest:full-path="Pictures/100000000000030600000105F4B2232BCDAE4B05.jpg" manifest:media-type="image/jpeg"/>
  <manifest:file-entry manifest:full-path="Pictures/100000000000017000000041581D76D37AE4584B.jpg" manifest:media-type="image/jpeg"/>
  <manifest:file-entry manifest:full-path="Pictures/1000000000000290000001456492EF5ED375AB91.jpg" manifest:media-type="image/jpeg"/>
  <manifest:file-entry manifest:full-path="Pictures/1000000000000224000000C2D6D2F6A9946EAC35.jpg" manifest:media-type="image/jpeg"/>
  <manifest:file-entry manifest:full-path="Pictures/10000000000002AB0000015B11635E6609C6AFFE.jpg" manifest:media-type="image/jpeg"/>
  <manifest:file-entry manifest:full-path="Pictures/10000000000001D5000000DC9D99C3EC3ADDB52C.jpg" manifest:media-type="image/jpeg"/>
  <manifest:file-entry manifest:full-path="Pictures/10000000000002830000008842B7F6F5ADB399D5.jpg" manifest:media-type="image/jpeg"/>
  <manifest:file-entry manifest:full-path="Pictures/10000000000001A9000000EA9EC7E5233760F7F5.jpg" manifest:media-type="image/jpeg"/>
  <manifest:file-entry manifest:full-path="Pictures/10000000000001570000002A0A42A31CD7C339E7.jpg" manifest:media-type="image/jpeg"/>
  <manifest:file-entry manifest:full-path="Pictures/10000000000001000000008F5E1A8BB9F6B95A5B.jpg" manifest:media-type="image/jpeg"/>
  <manifest:file-entry manifest:full-path="Pictures/100000000000029E0000008ED6F7668C2B7A8171.jpg" manifest:media-type="image/jpeg"/>
  <manifest:file-entry manifest:full-path="Pictures/1000000000000285000000925609DC8074E99D36.jpg" manifest:media-type="image/jpeg"/>
  <manifest:file-entry manifest:full-path="Pictures/100000000000014E000000530C25447BDF158105.jpg" manifest:media-type="image/jpeg"/>
  <manifest:file-entry manifest:full-path="Pictures/100000000000016800000055FA7743E189991CE6.jpg" manifest:media-type="image/jpeg"/>
  <manifest:file-entry manifest:full-path="Pictures/10000000000002CA000000BDB6A9846B75B365B3.jpg" manifest:media-type="image/jpeg"/>
  <manifest:file-entry manifest:full-path="Pictures/10000000000002AD0000015C16FBC44489C129B8.jpg" manifest:media-type="image/jpeg"/>
  <manifest:file-entry manifest:full-path="Pictures/10000000000001B90000006820C6B79E9AF11D3A.jpg" manifest:media-type="image/jpeg"/>
  <manifest:file-entry manifest:full-path="Pictures/10000000000002EC000000F244AFBB8423339F30.jpg" manifest:media-type="image/jpeg"/>
  <manifest:file-entry manifest:full-path="Pictures/10000000000001DB000000EE08EB9C6A631D38F0.jpg" manifest:media-type="image/jpeg"/>
  <manifest:file-entry manifest:full-path="Pictures/10000000000001C9000000382BC19B177C510DC7.jpg" manifest:media-type="image/jpeg"/>
  <manifest:file-entry manifest:full-path="Pictures/10000000000003510000018CA38D8FD6A391889F.jpg" manifest:media-type="image/jpeg"/>
  <manifest:file-entry manifest:full-path="Pictures/10000000000002A80000006AF4544054D65794DD.jpg" manifest:media-type="image/jpeg"/>
  <manifest:file-entry manifest:full-path="Pictures/1000000000000246000000FF86C03D1DC96387E9.jpg" manifest:media-type="image/jpeg"/>
  <manifest:file-entry manifest:full-path="Pictures/1000000000000284000000893FA2915AF5391E78.jpg" manifest:media-type="image/jpeg"/>
  <manifest:file-entry manifest:full-path="Pictures/100000000000015C00000064351A95378EAEF131.jpg" manifest:media-type="image/jpeg"/>
  <manifest:file-entry manifest:full-path="Pictures/10000000000000F50000001B0CF3495B6602442C.jpg" manifest:media-type="image/jpeg"/>
  <manifest:file-entry manifest:full-path="Pictures/10000000000000F900000079520FDB52E506D053.jpg" manifest:media-type="image/jpeg"/>
  <manifest:file-entry manifest:full-path="Pictures/10000000000001B3000000F0D40578D031DE7DA5.jpg" manifest:media-type="image/jpeg"/>
  <manifest:file-entry manifest:full-path="Pictures/100000000000015A000000E92833C4245D426EE6.jpg" manifest:media-type="image/jpeg"/>
  <manifest:file-entry manifest:full-path="Pictures/100000000000029D00000083E81C831FA72CC3CF.jpg" manifest:media-type="image/jpeg"/>
  <manifest:file-entry manifest:full-path="Pictures/100000000000019D0000013587C75D87F262AFC6.jpg" manifest:media-type="image/jpeg"/>
  <manifest:file-entry manifest:full-path="Pictures/100000000000024E00000089BC68E84589B2BCF6.jpg" manifest:media-type="image/jpeg"/>
  <manifest:file-entry manifest:full-path="Pictures/100000000000005E00000048D1C266D7CF350757.jpg" manifest:media-type="image/jpeg"/>
  <manifest:file-entry manifest:full-path="Pictures/1000000000000118000000D1802D5DD6F8292B68.jpg" manifest:media-type="image/jpeg"/>
  <manifest:file-entry manifest:full-path="Pictures/1000000000000105000000D4FA397169802F19E4.jpg" manifest:media-type="image/jpeg"/>
  <manifest:file-entry manifest:full-path="Pictures/1000000000000217000000AAC8B798FEA02A67EF.jpg" manifest:media-type="image/jpeg"/>
  <manifest:file-entry manifest:full-path="Pictures/100000000000034D000000B9CA118F4A24D146CB.jpg" manifest:media-type="image/jpeg"/>
  <manifest:file-entry manifest:full-path="Pictures/1000000000000243000000E9443F82A0AD0F4C9B.jpg" manifest:media-type="image/jpeg"/>
  <manifest:file-entry manifest:full-path="Pictures/10000000000002510000011AB58496C7CC203097.jpg" manifest:media-type="image/jpeg"/>
  <manifest:file-entry manifest:full-path="Pictures/10000000000001F200000038268472C70DC72BFA.jpg" manifest:media-type="image/jpeg"/>
  <manifest:file-entry manifest:full-path="Pictures/100000000000011D0000004BF508B9D113BFF757.jpg" manifest:media-type="image/jpeg"/>
  <manifest:file-entry manifest:full-path="Pictures/10000000000001BC0000001D278F42D716442B07.jpg" manifest:media-type="image/jpeg"/>
  <manifest:file-entry manifest:full-path="Pictures/10000000000002130000001E05D702DEB8E0669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solid" draw:fill-color="#0000ff" draw:opacity="100%" draw:textarea-horizontal-align="left" draw:textarea-vertical-align="middle" draw:auto-grow-width="true" fo:min-height="1.488cm" fo:min-width="1.287cm" draw:shadow-opacity="100%"/>
    </style:style>
    <style:style style:name="gr3" style:family="graphic" style:parent-style-name="standard">
      <style:graphic-properties draw:stroke="solid" svg:stroke-color="#000000" draw:fill="solid" draw:fill-color="#0000ff" draw:opacity="100%" draw:textarea-horizontal-align="left" draw:textarea-vertical-align="middle" draw:auto-grow-width="true" fo:min-height="1.488cm" fo:min-width="1.4cm" draw:shadow-opacity="100%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18pt" style:font-size-complex="18pt"/>
    </style:style>
    <style:style style:name="P3" style:family="paragraph">
      <loext:graphic-properties draw:fill="solid" draw:fill-color="#0000ff" draw:opacity="100%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6.406cm" svg:x="1.001cm" svg:y="1cm">
          <draw:image xlink:href="Pictures/100000000000030600000105F4B2232BCDAE4B05.jpg" xlink:type="simple" xlink:show="embed" xlink:actuate="onLoad">
            <text:p/>
          </draw:image>
        </draw:frame>
        <draw:frame draw:style-name="gr1" draw:text-style-name="P1" draw:layer="layout" svg:width="14.498cm" svg:height="5.132cm" svg:x="5.3cm" svg:y="7.468cm">
          <draw:image xlink:href="Pictures/1000000000000224000000C2D6D2F6A9946EAC35.jpg" xlink:type="simple" xlink:show="embed" xlink:actuate="onLoad">
            <text:p/>
          </draw:image>
        </draw:frame>
        <draw:frame draw:style-name="gr1" draw:text-style-name="P1" draw:layer="layout" svg:width="12.408cm" svg:height="5.82cm" svg:x="0.992cm" svg:y="12.3cm">
          <draw:image xlink:href="Pictures/10000000000001D5000000DC9D99C3EC3ADDB52C.jpg" xlink:type="simple" xlink:show="embed" xlink:actuate="onLoad">
            <text:p/>
          </draw:image>
        </draw:frame>
        <draw:frame draw:style-name="gr1" draw:text-style-name="P1" draw:layer="layout" svg:width="15.953cm" svg:height="10.424cm" svg:x="3.847cm" svg:y="18.076cm">
          <draw:image xlink:href="Pictures/100000000000025B0000018AFBB48F0E9E4A45D2.jpg" xlink:type="simple" xlink:show="embed" xlink:actuate="onLoad">
            <text:p/>
          </draw:image>
        </draw:frame>
        <draw:frame draw:style-name="gr2" draw:text-style-name="P3" draw:layer="layout" svg:width="1.787cm" svg:height="1.738cm" svg:x="11.313cm" svg:y="1.5cm">
          <draw:text-box draw:corner-radius="1.8cm">
            <text:p text:style-name="P2"><text:span text:style-name="T1">1</text:span></text:p>
          </draw:text-box>
        </draw:frame>
        <draw:frame draw:style-name="gr2" draw:text-style-name="P3" draw:layer="layout" svg:width="1.787cm" svg:height="1.738cm" svg:x="3.3cm" svg:y="8.862cm">
          <draw:text-box draw:corner-radius="1.8cm">
            <text:p text:style-name="P2"><text:span text:style-name="T1">2</text:span></text:p>
          </draw:text-box>
        </draw:frame>
        <draw:frame draw:style-name="gr2" draw:text-style-name="P3" draw:layer="layout" svg:width="1.787cm" svg:height="1.738cm" svg:x="13.2cm" svg:y="14.062cm">
          <draw:text-box draw:corner-radius="1.8cm">
            <text:p text:style-name="P2"><text:span text:style-name="T1">3</text:span></text:p>
          </draw:text-box>
        </draw:frame>
        <draw:frame draw:style-name="gr2" draw:text-style-name="P3" draw:layer="layout" svg:width="1.787cm" svg:height="1.738cm" svg:x="7cm" svg:y="21.962cm">
          <draw:text-box draw:corner-radius="1.8cm">
            <text:p text:style-name="P2"><text:span text:style-name="T1">4</text:span></text:p>
          </draw:text-box>
        </draw:frame>
      </draw:page>
      <draw:page draw:name="page2" draw:style-name="dp1" draw:master-page-name="Padrão">
        <draw:frame draw:style-name="gr1" draw:text-style-name="P1" draw:layer="layout" svg:width="17.356cm" svg:height="8.598cm" svg:x="1.144cm" svg:y="1.102cm">
          <draw:image xlink:href="Pictures/1000000000000290000001456492EF5ED375AB91.jpg" xlink:type="simple" xlink:show="embed" xlink:actuate="onLoad">
            <text:p/>
          </draw:image>
        </draw:frame>
        <draw:frame draw:style-name="gr1" draw:text-style-name="P1" draw:layer="layout" svg:width="9.074cm" svg:height="1.11cm" svg:x="6.8cm" svg:y="9.79cm">
          <draw:image xlink:href="Pictures/10000000000001570000002A0A42A31CD7C339E7.jpg" xlink:type="simple" xlink:show="embed" xlink:actuate="onLoad">
            <text:p/>
          </draw:image>
        </draw:frame>
        <draw:frame draw:style-name="gr1" draw:text-style-name="P1" draw:layer="layout" svg:width="11.244cm" svg:height="6.19cm" svg:x="2.556cm" svg:y="11.1cm">
          <draw:image xlink:href="Pictures/10000000000001A9000000EA9EC7E5233760F7F5.jpg" xlink:type="simple" xlink:show="embed" xlink:actuate="onLoad">
            <text:p/>
          </draw:image>
        </draw:frame>
        <draw:frame draw:style-name="gr1" draw:text-style-name="P1" draw:layer="layout" svg:width="17.065cm" svg:height="3.862cm" svg:x="1.3cm" svg:y="17.4cm">
          <draw:image xlink:href="Pictures/1000000000000285000000925609DC8074E99D36.jpg" xlink:type="simple" xlink:show="embed" xlink:actuate="onLoad">
            <text:p/>
          </draw:image>
        </draw:frame>
        <draw:frame draw:style-name="gr1" draw:text-style-name="P1" draw:layer="layout" svg:width="8.836cm" svg:height="2.195cm" svg:x="6cm" svg:y="21.805cm">
          <draw:image xlink:href="Pictures/100000000000014E000000530C25447BDF158105.jpg" xlink:type="simple" xlink:show="embed" xlink:actuate="onLoad">
            <text:p/>
          </draw:image>
        </draw:frame>
        <draw:frame draw:style-name="gr1" draw:text-style-name="P1" draw:layer="layout" svg:width="9.524cm" svg:height="2.248cm" svg:x="1.876cm" svg:y="24.552cm">
          <draw:image xlink:href="Pictures/100000000000016800000055FA7743E189991CE6.jpg" xlink:type="simple" xlink:show="embed" xlink:actuate="onLoad">
            <text:p/>
          </draw:image>
        </draw:frame>
        <draw:frame draw:style-name="gr2" draw:text-style-name="P3" draw:layer="layout" svg:width="1.787cm" svg:height="1.738cm" svg:x="13.7cm" svg:y="2.3cm">
          <draw:text-box draw:corner-radius="1.8cm">
            <text:p text:style-name="P2"><text:span text:style-name="T1">5</text:span></text:p>
          </draw:text-box>
        </draw:frame>
        <draw:frame draw:style-name="gr2" draw:text-style-name="P3" draw:layer="layout" svg:width="1.787cm" svg:height="1.738cm" svg:x="13.201cm" svg:y="14.062cm">
          <draw:text-box draw:corner-radius="1.8cm">
            <text:p text:style-name="P2"><text:span text:style-name="T1">6</text:span></text:p>
          </draw:text-box>
        </draw:frame>
        <draw:frame draw:style-name="gr2" draw:text-style-name="P3" draw:layer="layout" svg:width="1.787cm" svg:height="1.738cm" svg:x="17.513cm" svg:y="18.862cm">
          <draw:text-box draw:corner-radius="1.8cm">
            <text:p text:style-name="P2"><text:span text:style-name="T1">7</text:span></text:p>
          </draw:text-box>
        </draw:frame>
        <draw:frame draw:style-name="gr2" draw:text-style-name="P3" draw:layer="layout" svg:width="1.787cm" svg:height="1.738cm" svg:x="4.313cm" svg:y="21.5cm">
          <draw:text-box draw:corner-radius="1.8cm">
            <text:p text:style-name="P2"><text:span text:style-name="T1">8</text:span></text:p>
          </draw:text-box>
        </draw:frame>
        <draw:frame draw:style-name="gr2" draw:text-style-name="P3" draw:layer="layout" svg:width="1.787cm" svg:height="1.738cm" svg:x="11.113cm" svg:y="24.762cm">
          <draw:text-box draw:corner-radius="1.8cm">
            <text:p text:style-name="P2"><text:span text:style-name="T1">9</text:span></text:p>
          </draw:text-box>
        </draw:frame>
      </draw:page>
      <draw:page draw:name="page3" draw:style-name="dp1" draw:master-page-name="Padrão">
        <draw:frame draw:style-name="gr1" draw:text-style-name="P1" draw:layer="layout" svg:width="18.89cm" svg:height="5cm" svg:x="1cm" svg:y="11.3cm">
          <draw:image xlink:href="Pictures/10000000000002CA000000BDB6A9846B75B365B3.jpg" xlink:type="simple" xlink:show="embed" xlink:actuate="onLoad">
            <text:p/>
          </draw:image>
        </draw:frame>
        <draw:frame draw:style-name="gr1" draw:text-style-name="P1" draw:layer="layout" svg:width="18.123cm" svg:height="9.207cm" svg:x="1cm" svg:y="1.2cm">
          <draw:image xlink:href="Pictures/10000000000002AD0000015C16FBC44489C129B8.jpg" xlink:type="simple" xlink:show="embed" xlink:actuate="onLoad">
            <text:p/>
          </draw:image>
        </draw:frame>
        <draw:frame draw:style-name="gr1" draw:text-style-name="P1" draw:layer="layout" svg:width="18.999cm" svg:height="6.146cm" svg:x="1cm" svg:y="16.454cm">
          <draw:image xlink:href="Pictures/10000000000002EC000000F244AFBB8423339F30.jpg" xlink:type="simple" xlink:show="embed" xlink:actuate="onLoad">
            <text:p/>
          </draw:image>
        </draw:frame>
        <draw:frame draw:style-name="gr1" draw:text-style-name="P1" draw:layer="layout" svg:width="12.567cm" svg:height="6.296cm" svg:x="3.6cm" svg:y="22.204cm">
          <draw:image xlink:href="Pictures/10000000000001DB000000EE08EB9C6A631D38F0.jpg" xlink:type="simple" xlink:show="embed" xlink:actuate="onLoad">
            <text:p/>
          </draw:image>
        </draw:frame>
        <draw:frame draw:style-name="gr2" draw:text-style-name="P3" draw:layer="layout" svg:width="1.823cm" svg:height="1.738cm" svg:x="14.5cm" svg:y="12.562cm">
          <draw:text-box draw:corner-radius="1.8cm">
            <text:p text:style-name="P2"><text:span text:style-name="T1">11</text:span></text:p>
          </draw:text-box>
        </draw:frame>
        <draw:frame draw:style-name="gr2" draw:text-style-name="P3" draw:layer="layout" svg:width="1.916cm" svg:height="1.738cm" svg:x="0.4cm" svg:y="5.2cm">
          <draw:text-box draw:corner-radius="1.8cm">
            <text:p text:style-name="P2"><text:span text:style-name="T1">10</text:span></text:p>
          </draw:text-box>
        </draw:frame>
        <draw:frame draw:style-name="gr3" draw:text-style-name="P3" draw:layer="layout" svg:width="1.916cm" svg:height="1.738cm" svg:x="5.7cm" svg:y="19.2cm">
          <draw:text-box draw:corner-radius="1.8cm">
            <text:p text:style-name="P2"><text:span text:style-name="T1">12</text:span></text:p>
          </draw:text-box>
        </draw:frame>
        <draw:frame draw:style-name="gr2" draw:text-style-name="P3" draw:layer="layout" svg:width="1.916cm" svg:height="1.738cm" svg:x="2.313cm" svg:y="23.962cm">
          <draw:text-box draw:corner-radius="1.8cm">
            <text:p text:style-name="P2"><text:span text:style-name="T1">13</text:span></text:p>
          </draw:text-box>
        </draw:frame>
      </draw:page>
      <draw:page draw:name="page4" draw:style-name="dp1" draw:master-page-name="Padrão">
        <draw:frame draw:style-name="gr1" draw:text-style-name="P1" draw:layer="layout" svg:width="11.667cm" svg:height="2.751cm" svg:x="1.2cm" svg:y="1.449cm">
          <draw:image xlink:href="Pictures/10000000000001B90000006820C6B79E9AF11D3A.jpg" xlink:type="simple" xlink:show="embed" xlink:actuate="onLoad">
            <text:p/>
          </draw:image>
        </draw:frame>
        <draw:frame draw:style-name="gr1" draw:text-style-name="P1" draw:layer="layout" svg:width="12.09cm" svg:height="1.481cm" svg:x="5.91cm" svg:y="4.7cm">
          <draw:image xlink:href="Pictures/10000000000001C9000000382BC19B177C510DC7.jpg" xlink:type="simple" xlink:show="embed" xlink:actuate="onLoad">
            <text:p/>
          </draw:image>
        </draw:frame>
        <draw:frame draw:style-name="gr1" draw:text-style-name="P1" draw:layer="layout" svg:width="17.726cm" svg:height="3.756cm" svg:x="1.074cm" svg:y="6.044cm">
          <draw:image xlink:href="Pictures/100000000000029E0000008ED6F7668C2B7A8171.jpg" xlink:type="simple" xlink:show="embed" xlink:actuate="onLoad">
            <text:p/>
          </draw:image>
        </draw:frame>
        <draw:frame draw:style-name="gr1" draw:text-style-name="P1" draw:layer="layout" svg:width="18.999cm" svg:height="8.861cm" svg:x="0.701cm" svg:y="10.139cm">
          <draw:image xlink:href="Pictures/10000000000003510000018CA38D8FD6A391889F.jpg" xlink:type="simple" xlink:show="embed" xlink:actuate="onLoad">
            <text:p/>
          </draw:image>
        </draw:frame>
        <draw:frame draw:style-name="gr1" draw:text-style-name="P1" draw:layer="layout" svg:width="18.07cm" svg:height="9.18cm" svg:x="1.13cm" svg:y="19.22cm">
          <draw:image xlink:href="Pictures/10000000000002AB0000015B11635E6609C6AFFE.jpg" xlink:type="simple" xlink:show="embed" xlink:actuate="onLoad">
            <text:p/>
          </draw:image>
        </draw:frame>
        <draw:frame draw:style-name="gr2" draw:text-style-name="P3" draw:layer="layout" svg:width="1.916cm" svg:height="1.738cm" svg:x="9.7cm" svg:y="1.262cm">
          <draw:text-box draw:corner-radius="1.8cm">
            <text:p text:style-name="P2"><text:span text:style-name="T1">14</text:span></text:p>
          </draw:text-box>
        </draw:frame>
        <draw:frame draw:style-name="gr2" draw:text-style-name="P3" draw:layer="layout" svg:width="1.916cm" svg:height="1.738cm" svg:x="6.613cm" svg:y="20.2cm">
          <draw:text-box draw:corner-radius="1.8cm">
            <text:p text:style-name="P2"><text:span text:style-name="T1">17</text:span></text:p>
          </draw:text-box>
        </draw:frame>
        <draw:frame draw:style-name="gr2" draw:text-style-name="P3" draw:layer="layout" svg:width="1.916cm" svg:height="1.738cm" svg:x="6.3cm" svg:y="11.8cm">
          <draw:text-box draw:corner-radius="1.8cm">
            <text:p text:style-name="P2"><text:span text:style-name="T1">16</text:span></text:p>
          </draw:text-box>
        </draw:frame>
        <draw:frame draw:style-name="gr2" draw:text-style-name="P3" draw:layer="layout" svg:width="1.916cm" svg:height="1.738cm" svg:x="12.113cm" svg:y="5.562cm">
          <draw:text-box draw:corner-radius="1.8cm">
            <text:p text:style-name="P2"><text:span text:style-name="T1">15</text:span></text:p>
          </draw:text-box>
        </draw:frame>
      </draw:page>
      <draw:page draw:name="page5" draw:style-name="dp1" draw:master-page-name="Padrão">
        <draw:frame draw:style-name="gr1" draw:text-style-name="P1" draw:layer="layout" svg:width="17.012cm" svg:height="3.597cm" svg:x="1.2cm" svg:y="1.103cm">
          <draw:image xlink:href="Pictures/10000000000002830000008842B7F6F5ADB399D5.jpg" xlink:type="simple" xlink:show="embed" xlink:actuate="onLoad">
            <text:p/>
          </draw:image>
        </draw:frame>
        <draw:frame draw:style-name="gr1" draw:text-style-name="P1" draw:layer="layout" svg:width="17.991cm" svg:height="2.804cm" svg:x="1.8cm" svg:y="4.996cm">
          <draw:image xlink:href="Pictures/10000000000002A80000006AF4544054D65794DD.jpg" xlink:type="simple" xlink:show="embed" xlink:actuate="onLoad">
            <text:p/>
          </draw:image>
        </draw:frame>
        <draw:frame draw:style-name="gr1" draw:text-style-name="P1" draw:layer="layout" svg:width="17.038cm" svg:height="3.624cm" svg:x="1.2cm" svg:y="8.176cm">
          <draw:image xlink:href="Pictures/1000000000000284000000893FA2915AF5391E78.jpg" xlink:type="simple" xlink:show="embed" xlink:actuate="onLoad">
            <text:p/>
          </draw:image>
        </draw:frame>
        <draw:frame draw:style-name="gr1" draw:text-style-name="P1" draw:layer="layout" svg:width="10.715cm" svg:height="6.693cm" svg:x="1.185cm" svg:y="12cm">
          <draw:image xlink:href="Pictures/1000000000000195000000FD781C0D8134569015.jpg" xlink:type="simple" xlink:show="embed" xlink:actuate="onLoad">
            <text:p/>
          </draw:image>
        </draw:frame>
        <draw:frame draw:style-name="gr1" draw:text-style-name="P1" draw:layer="layout" svg:width="6.772cm" svg:height="3.783cm" svg:x="12.228cm" svg:y="17.6cm">
          <draw:image xlink:href="Pictures/10000000000001000000008F5E1A8BB9F6B95A5B.jpg" xlink:type="simple" xlink:show="embed" xlink:actuate="onLoad">
            <text:p/>
          </draw:image>
        </draw:frame>
        <draw:frame draw:style-name="gr1" draw:text-style-name="P1" draw:layer="layout" svg:width="15.398cm" svg:height="6.746cm" svg:x="1.6cm" svg:y="21.754cm">
          <draw:image xlink:href="Pictures/1000000000000246000000FF86C03D1DC96387E9.jpg" xlink:type="simple" xlink:show="embed" xlink:actuate="onLoad">
            <text:p/>
          </draw:image>
        </draw:frame>
        <draw:frame draw:style-name="gr2" draw:text-style-name="P3" draw:layer="layout" svg:width="1.916cm" svg:height="1.738cm" svg:x="17.913cm" svg:y="1.862cm">
          <draw:text-box draw:corner-radius="1.8cm">
            <text:p text:style-name="P2"><text:span text:style-name="T1">18</text:span></text:p>
          </draw:text-box>
        </draw:frame>
        <draw:frame draw:style-name="gr2" draw:text-style-name="P3" draw:layer="layout" svg:width="1.916cm" svg:height="1.738cm" svg:x="0.313cm" svg:y="5.8cm">
          <draw:text-box draw:corner-radius="1.8cm">
            <text:p text:style-name="P2"><text:span text:style-name="T1">19</text:span></text:p>
          </draw:text-box>
        </draw:frame>
        <draw:frame draw:style-name="gr2" draw:text-style-name="P3" draw:layer="layout" svg:width="1.916cm" svg:height="1.738cm" svg:x="4.813cm" svg:y="7.862cm">
          <draw:text-box draw:corner-radius="1.8cm">
            <text:p text:style-name="P2"><text:span text:style-name="T1">20</text:span></text:p>
          </draw:text-box>
        </draw:frame>
        <draw:frame draw:style-name="gr2" draw:text-style-name="P3" draw:layer="layout" svg:width="1.916cm" svg:height="1.738cm" svg:x="9.713cm" svg:y="15.2cm">
          <draw:text-box draw:corner-radius="1.8cm">
            <text:p text:style-name="P2"><text:span text:style-name="T1">21</text:span></text:p>
          </draw:text-box>
        </draw:frame>
        <draw:frame draw:style-name="gr2" draw:text-style-name="P3" draw:layer="layout" svg:width="1.916cm" svg:height="1.738cm" svg:x="10.713cm" svg:y="19.1cm">
          <draw:text-box draw:corner-radius="1.8cm">
            <text:p text:style-name="P2"><text:span text:style-name="T1">22</text:span></text:p>
          </draw:text-box>
        </draw:frame>
        <draw:frame draw:style-name="gr2" draw:text-style-name="P3" draw:layer="layout" svg:width="1.916cm" svg:height="1.738cm" svg:x="0.913cm" svg:y="22.8cm">
          <draw:text-box draw:corner-radius="1.8cm">
            <text:p text:style-name="P2"><text:span text:style-name="T1">23</text:span></text:p>
          </draw:text-box>
        </draw:frame>
      </draw:page>
      <draw:page draw:name="page6" draw:style-name="dp1" draw:master-page-name="Padrão">
        <draw:frame draw:style-name="gr1" draw:text-style-name="P1" draw:layer="layout" svg:width="9.207cm" svg:height="2.645cm" svg:x="1.3cm" svg:y="1.255cm">
          <draw:image xlink:href="Pictures/100000000000015C00000064351A95378EAEF131.jpg" xlink:type="simple" xlink:show="embed" xlink:actuate="onLoad">
            <text:p/>
          </draw:image>
        </draw:frame>
        <draw:frame draw:style-name="gr1" draw:text-style-name="P1" draw:layer="layout" svg:width="6.587cm" svg:height="3.2cm" svg:x="8.213cm" svg:y="4.6cm">
          <draw:image xlink:href="Pictures/10000000000000F900000079520FDB52E506D053.jpg" xlink:type="simple" xlink:show="embed" xlink:actuate="onLoad">
            <text:p/>
          </draw:image>
        </draw:frame>
        <draw:frame draw:style-name="gr1" draw:text-style-name="P1" draw:layer="layout" svg:width="11.508cm" svg:height="6.349cm" svg:x="2.092cm" svg:y="8.2cm">
          <draw:image xlink:href="Pictures/10000000000001B3000000F0D40578D031DE7DA5.jpg" xlink:type="simple" xlink:show="embed" xlink:actuate="onLoad">
            <text:p/>
          </draw:image>
        </draw:frame>
        <draw:frame draw:style-name="gr1" draw:text-style-name="P1" draw:layer="layout" svg:width="9.154cm" svg:height="6.164cm" svg:x="10.5cm" svg:y="15cm">
          <draw:image xlink:href="Pictures/100000000000015A000000E92833C4245D426EE6.jpg" xlink:type="simple" xlink:show="embed" xlink:actuate="onLoad">
            <text:p/>
          </draw:image>
        </draw:frame>
        <draw:frame draw:style-name="gr1" draw:text-style-name="P1" draw:layer="layout" svg:width="17.7cm" svg:height="3.465cm" svg:x="2.2cm" svg:y="22.435cm">
          <draw:image xlink:href="Pictures/100000000000029D00000083E81C831FA72CC3CF.jpg" xlink:type="simple" xlink:show="embed" xlink:actuate="onLoad">
            <text:p/>
          </draw:image>
        </draw:frame>
        <draw:frame draw:style-name="gr2" draw:text-style-name="P3" draw:layer="layout" svg:width="1.916cm" svg:height="1.738cm" svg:x="9.3cm" svg:y="1.462cm">
          <draw:text-box draw:corner-radius="1.8cm">
            <text:p text:style-name="P2"><text:span text:style-name="T1">24</text:span></text:p>
          </draw:text-box>
        </draw:frame>
        <draw:frame draw:style-name="gr2" draw:text-style-name="P3" draw:layer="layout" svg:width="1.916cm" svg:height="1.738cm" svg:x="6.613cm" svg:y="4.962cm">
          <draw:text-box draw:corner-radius="1.8cm">
            <text:p text:style-name="P2"><text:span text:style-name="T1">25</text:span></text:p>
          </draw:text-box>
        </draw:frame>
        <draw:frame draw:style-name="gr2" draw:text-style-name="P3" draw:layer="layout" svg:width="1.916cm" svg:height="1.738cm" svg:x="1.8cm" svg:y="11.662cm">
          <draw:text-box draw:corner-radius="1.8cm">
            <text:p text:style-name="P2"><text:span text:style-name="T1">26</text:span></text:p>
          </draw:text-box>
        </draw:frame>
        <draw:frame draw:style-name="gr2" draw:text-style-name="P3" draw:layer="layout" svg:width="1.916cm" svg:height="1.738cm" svg:x="9cm" svg:y="16cm">
          <draw:text-box draw:corner-radius="1.8cm">
            <text:p text:style-name="P2"><text:span text:style-name="T1">27</text:span></text:p>
          </draw:text-box>
        </draw:frame>
        <draw:frame draw:style-name="gr2" draw:text-style-name="P3" draw:layer="layout" svg:width="1.916cm" svg:height="1.738cm" svg:x="4.213cm" svg:y="20.662cm">
          <draw:text-box draw:corner-radius="1.8cm">
            <text:p text:style-name="P2"><text:span text:style-name="T1">28</text:span></text:p>
          </draw:text-box>
        </draw:frame>
      </draw:page>
      <draw:page draw:name="page7" draw:style-name="dp1" draw:master-page-name="Padrão">
        <draw:frame draw:style-name="gr1" draw:text-style-name="P1" draw:layer="layout" svg:width="10.926cm" svg:height="8.175cm" svg:x="1.074cm" svg:y="1.025cm">
          <draw:image xlink:href="Pictures/100000000000019D0000013587C75D87F262AFC6.jpg" xlink:type="simple" xlink:show="embed" xlink:actuate="onLoad">
            <text:p/>
          </draw:image>
        </draw:frame>
        <draw:frame draw:style-name="gr1" draw:text-style-name="P1" draw:layer="layout" svg:width="2.486cm" svg:height="1.904cm" svg:x="1.214cm" svg:y="9.496cm">
          <draw:image xlink:href="Pictures/100000000000005E00000048D1C266D7CF350757.jpg" xlink:type="simple" xlink:show="embed" xlink:actuate="onLoad">
            <text:p/>
          </draw:image>
        </draw:frame>
        <draw:frame draw:style-name="gr1" draw:text-style-name="P1" draw:layer="layout" svg:width="7.407cm" svg:height="5.529cm" svg:x="4.493cm" svg:y="9.4cm">
          <draw:image xlink:href="Pictures/1000000000000118000000D1802D5DD6F8292B68.jpg" xlink:type="simple" xlink:show="embed" xlink:actuate="onLoad">
            <text:p/>
          </draw:image>
        </draw:frame>
        <draw:frame draw:style-name="gr1" draw:text-style-name="P1" draw:layer="layout" svg:width="6.905cm" svg:height="5.608cm" svg:x="12.795cm" svg:y="9.692cm">
          <draw:image xlink:href="Pictures/1000000000000105000000D4FA397169802F19E4.jpg" xlink:type="simple" xlink:show="embed" xlink:actuate="onLoad">
            <text:p/>
          </draw:image>
        </draw:frame>
        <draw:frame draw:style-name="gr1" draw:text-style-name="P1" draw:layer="layout" svg:width="14.154cm" svg:height="4.497cm" svg:x="1.5cm" svg:y="15.3cm">
          <draw:image xlink:href="Pictures/1000000000000217000000AAC8B798FEA02A67EF.jpg" xlink:type="simple" xlink:show="embed" xlink:actuate="onLoad">
            <text:p/>
          </draw:image>
        </draw:frame>
        <draw:frame draw:style-name="gr1" draw:text-style-name="P1" draw:layer="layout" svg:width="18.999cm" svg:height="4.158cm" svg:x="1.001cm" svg:y="20.2cm">
          <draw:image xlink:href="Pictures/100000000000034D000000B9CA118F4A24D146CB.jpg" xlink:type="simple" xlink:show="embed" xlink:actuate="onLoad">
            <text:p/>
          </draw:image>
        </draw:frame>
        <draw:frame draw:style-name="gr1" draw:text-style-name="P1" draw:layer="layout" svg:width="15.609cm" svg:height="3.624cm" svg:x="3.991cm" svg:y="24.9cm">
          <draw:image xlink:href="Pictures/100000000000024E00000089BC68E84589B2BCF6.jpg" xlink:type="simple" xlink:show="embed" xlink:actuate="onLoad">
            <text:p/>
          </draw:image>
        </draw:frame>
        <draw:frame draw:style-name="gr2" draw:text-style-name="P3" draw:layer="layout" svg:width="1.916cm" svg:height="1.738cm" svg:x="10.313cm" svg:y="3.2cm">
          <draw:text-box draw:corner-radius="1.8cm">
            <text:p text:style-name="P2"><text:span text:style-name="T1">29</text:span></text:p>
          </draw:text-box>
        </draw:frame>
        <draw:frame draw:style-name="gr2" draw:text-style-name="P3" draw:layer="layout" svg:width="1.916cm" svg:height="1.738cm" svg:x="5.4cm" svg:y="16.962cm">
          <draw:text-box draw:corner-radius="1.8cm">
            <text:p text:style-name="P2"><text:span text:style-name="T1">32</text:span></text:p>
          </draw:text-box>
        </draw:frame>
        <draw:frame draw:style-name="gr2" draw:text-style-name="P3" draw:layer="layout" svg:width="1.916cm" svg:height="1.738cm" svg:x="16.5cm" svg:y="8.762cm">
          <draw:text-box draw:corner-radius="1.8cm">
            <text:p text:style-name="P2"><text:span text:style-name="T1">31</text:span></text:p>
          </draw:text-box>
        </draw:frame>
        <draw:frame draw:style-name="gr2" draw:text-style-name="P3" draw:layer="layout" svg:width="1.916cm" svg:height="1.738cm" svg:x="1.113cm" svg:y="11.3cm">
          <draw:text-box draw:corner-radius="1.8cm">
            <text:p text:style-name="P2"><text:span text:style-name="T1">29</text:span></text:p>
          </draw:text-box>
        </draw:frame>
        <draw:frame draw:style-name="gr2" draw:text-style-name="P3" draw:layer="layout" svg:width="1.916cm" svg:height="1.738cm" svg:x="3.213cm" svg:y="12.9cm">
          <draw:text-box draw:corner-radius="1.8cm">
            <text:p text:style-name="P2"><text:span text:style-name="T1">30</text:span></text:p>
          </draw:text-box>
        </draw:frame>
        <draw:frame draw:style-name="gr2" draw:text-style-name="P3" draw:layer="layout" svg:width="1.916cm" svg:height="1.738cm" svg:x="4.713cm" svg:y="21.8cm">
          <draw:text-box draw:corner-radius="1.8cm">
            <text:p text:style-name="P2"><text:span text:style-name="T1">33</text:span></text:p>
          </draw:text-box>
        </draw:frame>
        <draw:frame draw:style-name="gr2" draw:text-style-name="P3" draw:layer="layout" svg:width="1.916cm" svg:height="1.738cm" svg:x="2.213cm" svg:y="25.7cm">
          <draw:text-box draw:corner-radius="1.8cm">
            <text:p text:style-name="P2"><text:span text:style-name="T1">34</text:span></text:p>
          </draw:text-box>
        </draw:frame>
      </draw:page>
      <draw:page draw:name="page8" draw:style-name="dp1" draw:master-page-name="Padrão">
        <draw:frame draw:style-name="gr1" draw:text-style-name="P1" draw:layer="layout" svg:width="15.318cm" svg:height="6.164cm" svg:x="1.182cm" svg:y="1.236cm">
          <draw:image xlink:href="Pictures/1000000000000243000000E9443F82A0AD0F4C9B.jpg" xlink:type="simple" xlink:show="embed" xlink:actuate="onLoad">
            <text:p/>
          </draw:image>
        </draw:frame>
        <draw:frame draw:style-name="gr1" draw:text-style-name="P1" draw:layer="layout" svg:width="15.689cm" svg:height="7.46cm" svg:x="1.4cm" svg:y="7.8cm">
          <draw:image xlink:href="Pictures/10000000000002510000011AB58496C7CC203097.jpg" xlink:type="simple" xlink:show="embed" xlink:actuate="onLoad">
            <text:p/>
          </draw:image>
        </draw:frame>
        <draw:frame draw:style-name="gr1" draw:text-style-name="P1" draw:layer="layout" svg:width="13.175cm" svg:height="1.481cm" svg:x="3.425cm" svg:y="15.619cm">
          <draw:image xlink:href="Pictures/10000000000001F200000038268472C70DC72BFA.jpg" xlink:type="simple" xlink:show="embed" xlink:actuate="onLoad">
            <text:p/>
          </draw:image>
        </draw:frame>
        <draw:frame draw:style-name="gr1" draw:text-style-name="P1" draw:layer="layout" svg:width="7.54cm" svg:height="1.983cm" svg:x="5.36cm" svg:y="17.438cm">
          <draw:image xlink:href="Pictures/100000000000011D0000004BF508B9D113BFF757.jpg" xlink:type="simple" xlink:show="embed" xlink:actuate="onLoad">
            <text:p/>
          </draw:image>
        </draw:frame>
        <draw:frame draw:style-name="gr1" draw:text-style-name="P1" draw:layer="layout" svg:width="6.481cm" svg:height="0.713cm" svg:x="4.419cm" svg:y="20.087cm">
          <draw:image xlink:href="Pictures/10000000000000F50000001B0CF3495B6602442C.jpg" xlink:type="simple" xlink:show="embed" xlink:actuate="onLoad">
            <text:p/>
          </draw:image>
        </draw:frame>
        <draw:frame draw:style-name="gr1" draw:text-style-name="P1" draw:layer="layout" svg:width="9.736cm" svg:height="1.719cm" svg:x="8.564cm" svg:y="21.581cm">
          <draw:image xlink:href="Pictures/100000000000017000000041581D76D37AE4584B.jpg" xlink:type="simple" xlink:show="embed" xlink:actuate="onLoad">
            <text:p/>
          </draw:image>
        </draw:frame>
        <draw:frame draw:style-name="gr1" draw:text-style-name="P1" draw:layer="layout" svg:width="11.747cm" svg:height="0.766cm" svg:x="3.453cm" svg:y="24.134cm">
          <draw:image xlink:href="Pictures/10000000000001BC0000001D278F42D716442B07.jpg" xlink:type="simple" xlink:show="embed" xlink:actuate="onLoad">
            <text:p/>
          </draw:image>
        </draw:frame>
        <draw:frame draw:style-name="gr1" draw:text-style-name="P1" draw:layer="layout" svg:width="14.048cm" svg:height="0.793cm" svg:x="5.652cm" svg:y="26.207cm">
          <draw:image xlink:href="Pictures/10000000000002130000001E05D702DEB8E0669E.jpg" xlink:type="simple" xlink:show="embed" xlink:actuate="onLoad">
            <text:p/>
          </draw:image>
        </draw:frame>
        <draw:frame draw:style-name="gr2" draw:text-style-name="P3" draw:layer="layout" svg:width="1.916cm" svg:height="1.738cm" svg:x="8.213cm" svg:y="3.9cm">
          <draw:text-box draw:corner-radius="1.8cm">
            <text:p text:style-name="P2"><text:span text:style-name="T1">35</text:span></text:p>
          </draw:text-box>
        </draw:frame>
        <draw:frame draw:style-name="gr2" draw:text-style-name="P3" draw:layer="layout" svg:width="1.916cm" svg:height="1.738cm" svg:x="14.4cm" svg:y="10.262cm">
          <draw:text-box draw:corner-radius="1.8cm">
            <text:p text:style-name="P2"><text:span text:style-name="T1">36</text:span></text:p>
          </draw:text-box>
        </draw:frame>
        <draw:frame draw:style-name="gr2" draw:text-style-name="P3" draw:layer="layout" svg:width="1.916cm" svg:height="1.738cm" svg:x="1.8cm" svg:y="15.262cm">
          <draw:text-box draw:corner-radius="1.8cm">
            <text:p text:style-name="P2"><text:span text:style-name="T1">37</text:span></text:p>
          </draw:text-box>
        </draw:frame>
        <draw:frame draw:style-name="gr2" draw:text-style-name="P3" draw:layer="layout" svg:width="1.916cm" svg:height="1.738cm" svg:x="3.513cm" svg:y="17.4cm">
          <draw:text-box draw:corner-radius="1.8cm">
            <text:p text:style-name="P2"><text:span text:style-name="T1">38</text:span></text:p>
          </draw:text-box>
        </draw:frame>
        <draw:frame draw:style-name="gr2" draw:text-style-name="P3" draw:layer="layout" svg:width="1.916cm" svg:height="1.738cm" svg:x="2.6cm" svg:y="19.5cm">
          <draw:text-box draw:corner-radius="1.8cm">
            <text:p text:style-name="P2"><text:span text:style-name="T1">39</text:span></text:p>
          </draw:text-box>
        </draw:frame>
        <draw:frame draw:style-name="gr2" draw:text-style-name="P3" draw:layer="layout" svg:width="1.916cm" svg:height="1.738cm" svg:x="6.613cm" svg:y="21.6cm">
          <draw:text-box draw:corner-radius="1.8cm">
            <text:p text:style-name="P2"><text:span text:style-name="T1">40</text:span></text:p>
          </draw:text-box>
        </draw:frame>
        <draw:frame draw:style-name="gr2" draw:text-style-name="P3" draw:layer="layout" svg:width="1.916cm" svg:height="1.738cm" svg:x="1.484cm" svg:y="23.6cm">
          <draw:text-box draw:corner-radius="1.8cm">
            <text:p text:style-name="P2"><text:span text:style-name="T1">41</text:span></text:p>
          </draw:text-box>
        </draw:frame>
        <draw:frame draw:style-name="gr2" draw:text-style-name="P3" draw:layer="layout" svg:width="1.916cm" svg:height="1.738cm" svg:x="3.584cm" svg:y="25.862cm">
          <draw:text-box draw:corner-radius="1.8cm">
            <text:p text:style-name="P2"><text:span text:style-name="T1">4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0:52:05.170000000</meta:creation-date>
    <dc:date>2016-10-19T11:21:09.966000000</dc:date>
    <meta:editing-duration>PT6M52S</meta:editing-duration>
    <meta:editing-cycles>1</meta:editing-cycles>
    <meta:document-statistic meta:object-count="88"/>
    <meta:generator>LibreOffice/5.2.2.2$Windows_x86 LibreOffice_project/8f96e87c890bf8fa77463cd4b640a2312823f3ad</meta:generator>
  </office:meta>
</office:document-meta>
</file>